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3.9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0.919cm" fo:min-width="1.836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639cm" fo:min-width="1.27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905cm" svg:x="3.032cm" svg:y="5.445cm">
          <text:p text:style-name="P1">Goal 1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45cm" svg:height="1.905cm" svg:x="15.532cm" svg:y="5.445cm">
          <text:p text:style-name="P1">Goal 2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302cm" svg:height="1.651cm" svg:x="-1.403cm" svg:y="10.144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302cm" svg:height="1.651cm" svg:x="3.601cm" svg:y="10.144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302cm" svg:height="1.651cm" svg:x="8.602cm" svg:y="10.144cm">
          <text:p text:style-name="P1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3.302cm" svg:height="1.651cm" svg:x="13.599cm" svg:y="10.144cm">
          <text:p text:style-name="P1">Q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3.302cm" svg:height="1.651cm" svg:x="18.6cm" svg:y="10.144cm">
          <text:p text:style-name="P1">Q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254cm" svg:y1="7.35cm" svg:x2="0.248cm" svg:y2="10.144cm" draw:start-shape="id1" draw:start-glue-point="2" draw:end-shape="id2" draw:end-glue-point="4" svg:d="M5254 7350l-5006 2794" svg:viewBox="0 0 5007 2795">
          <text:p/>
        </draw:connector>
        <draw:connector draw:style-name="gr3" draw:text-style-name="P4" draw:layer="layout" draw:type="line" svg:x1="5.254cm" svg:y1="7.35cm" svg:x2="5.252cm" svg:y2="10.144cm" draw:start-shape="id1" draw:start-glue-point="2" draw:end-shape="id3" draw:end-glue-point="4" svg:d="M5254 7350l-2 2794" svg:viewBox="0 0 3 2795">
          <text:p/>
        </draw:connector>
        <draw:connector draw:style-name="gr3" draw:text-style-name="P4" draw:layer="layout" draw:type="line" svg:x1="5.254cm" svg:y1="7.35cm" svg:x2="10.253cm" svg:y2="10.144cm" draw:start-shape="id1" draw:start-glue-point="2" draw:end-shape="id4" draw:end-glue-point="4" svg:d="M5254 7350l4999 2794" svg:viewBox="0 0 5000 2795">
          <text:p/>
        </draw:connector>
        <draw:connector draw:style-name="gr3" draw:text-style-name="P4" draw:layer="layout" draw:type="line" svg:x1="17.754cm" svg:y1="7.35cm" svg:x2="15.25cm" svg:y2="10.144cm" draw:start-shape="id5" draw:start-glue-point="2" draw:end-shape="id6" draw:end-glue-point="4" svg:d="M17754 7350l-2504 2794" svg:viewBox="0 0 2505 2795">
          <text:p/>
        </draw:connector>
        <draw:connector draw:style-name="gr3" draw:text-style-name="P4" draw:layer="layout" draw:type="line" svg:x1="17.754cm" svg:y1="7.35cm" svg:x2="20.251cm" svg:y2="10.144cm" draw:start-shape="id5" draw:start-glue-point="2" draw:end-shape="id7" draw:end-glue-point="4" svg:d="M17754 7350l2497 2794" svg:viewBox="0 0 2498 2795">
          <text:p/>
        </draw:connector>
        <draw:custom-shape draw:style-name="gr4" draw:text-style-name="P5" xml:id="id8" draw:id="id8" draw:layer="layout" svg:width="3.556cm" svg:height="2.667cm" svg:x="-1.53cm" svg:y="14.859cm">
          <text:p text:style-name="P1">M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9" draw:id="id9" draw:layer="layout" svg:width="3.556cm" svg:height="2.667cm" svg:x="5.971cm" svg:y="14.859cm">
          <text:p text:style-name="P1">M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10" draw:id="id10" draw:layer="layout" svg:width="3.556cm" svg:height="2.667cm" svg:x="13.472cm" svg:y="14.859cm">
          <text:p text:style-name="P1">M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11" draw:id="id11" draw:layer="layout" svg:width="3.556cm" svg:height="2.667cm" svg:x="18.473cm" svg:y="14.859cm">
          <text:p text:style-name="P1">M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0.248cm" svg:y1="11.795cm" svg:x2="0.248cm" svg:y2="14.859cm" draw:start-shape="id2" draw:start-glue-point="8" draw:end-shape="id8" draw:end-glue-point="4" svg:d="M248 11795v3064" svg:viewBox="0 0 1 3065">
          <text:p/>
        </draw:connector>
        <draw:connector draw:style-name="gr3" draw:text-style-name="P4" draw:layer="layout" draw:type="line" svg:x1="5.252cm" svg:y1="11.795cm" svg:x2="7.749cm" svg:y2="14.859cm" draw:start-shape="id3" draw:start-glue-point="8" draw:end-shape="id9" draw:end-glue-point="4" svg:d="M5252 11795l2497 3064" svg:viewBox="0 0 2498 3065">
          <text:p/>
        </draw:connector>
        <draw:connector draw:style-name="gr3" draw:text-style-name="P4" draw:layer="layout" draw:type="line" svg:x1="10.253cm" svg:y1="11.795cm" svg:x2="7.749cm" svg:y2="14.859cm" draw:start-shape="id4" draw:start-glue-point="8" draw:end-shape="id9" draw:end-glue-point="4" svg:d="M10253 11795l-2504 3064" svg:viewBox="0 0 2505 3065">
          <text:p/>
        </draw:connector>
        <draw:connector draw:style-name="gr3" draw:text-style-name="P4" draw:layer="layout" draw:type="line" svg:x1="15.25cm" svg:y1="11.795cm" svg:x2="7.749cm" svg:y2="14.859cm" draw:start-shape="id6" draw:start-glue-point="8" draw:end-shape="id9" draw:end-glue-point="4" svg:d="M15250 11795l-7501 3064" svg:viewBox="0 0 7502 3065">
          <text:p/>
        </draw:connector>
        <draw:connector draw:style-name="gr3" draw:text-style-name="P4" draw:layer="layout" draw:type="line" svg:x1="15.25cm" svg:y1="11.795cm" svg:x2="15.25cm" svg:y2="14.859cm" draw:start-shape="id6" draw:start-glue-point="8" draw:end-shape="id10" draw:end-glue-point="4" svg:d="M15250 11795v3064" svg:viewBox="0 0 1 3065">
          <text:p/>
        </draw:connector>
        <draw:connector draw:style-name="gr3" draw:text-style-name="P4" draw:layer="layout" draw:type="line" svg:x1="20.251cm" svg:y1="11.795cm" svg:x2="20.251cm" svg:y2="14.859cm" draw:start-shape="id7" draw:start-glue-point="8" draw:end-shape="id11" draw:end-glue-point="4" svg:d="M20251 11795v3064" svg:viewBox="0 0 1 3065">
          <text:p/>
        </draw:connector>
        <draw:connector draw:style-name="gr3" draw:text-style-name="P4" draw:layer="layout" draw:type="line" svg:x1="15.25cm" svg:y1="11.795cm" svg:x2="20.251cm" svg:y2="14.859cm" draw:start-shape="id6" draw:start-glue-point="8" draw:end-shape="id11" draw:end-glue-point="4" svg:d="M15250 11795l5001 3064" svg:viewBox="0 0 5002 30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7:31:27.786681627</meta:creation-date>
    <meta:generator>LibreOffice/6.4.4.2$Linux_X86_64 LibreOffice_project/40$Build-2</meta:generator>
    <dc:date>2020-08-04T01:33:52.844994687</dc:date>
    <meta:editing-duration>PT17H51M54S</meta:editing-duration>
    <meta:editing-cycles>1</meta:editing-cycles>
    <meta:document-statistic meta:object-count="23"/>
  </office:meta>
</office:document-meta>
</file>